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5pt" fo:font-weight="bold" officeooo:rsid="001e74f4" officeooo:paragraph-rsid="001e74f4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5pt" fo:font-weight="bold" officeooo:rsid="001e74f4" officeooo:paragraph-rsid="001f54e8" style:font-size-asian="15pt" style:font-weight-asian="bold" style:font-size-complex="15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8pt" fo:font-weight="bold" officeooo:rsid="001e74f4" officeooo:paragraph-rsid="001e74f4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officeooo:paragraph-rsid="001e74f4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1e74f4" officeooo:paragraph-rsid="001e74f4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paragraph-rsid="001e74f4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1e74f4" officeooo:paragraph-rsid="001e74f4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1f54e8" officeooo:paragraph-rsid="001f54e8" style:font-size-asian="12pt" style:font-weight-asian="normal" style:font-size-complex="12pt" style:font-weight-complex="normal"/>
    </style:style>
    <style:style style:name="T1" style:family="text">
      <style:text-properties officeooo:rsid="001e74f4"/>
    </style:style>
    <style:style style:name="T2" style:family="text">
      <style:text-properties fo:font-size="12pt" fo:font-weight="normal" style:font-size-asian="12pt" style:font-weight-asian="normal" style:font-size-complex="12pt" style:font-weight-complex="normal"/>
    </style:style>
    <style:style style:name="T3" style:family="text">
      <style:text-properties fo:font-size="12pt" fo:font-weight="normal" officeooo:rsid="001f54e8" style:font-size-asian="12pt" style:font-weight-asian="normal" style:font-size-complex="12pt" style:font-weight-complex="normal"/>
    </style:style>
    <style:style style:name="T4" style:family="text">
      <style:text-properties fo:font-weight="normal" officeooo:rsid="001e74f4" style:font-weight-asian="normal" style:font-weight-complex="normal"/>
    </style:style>
    <style:style style:name="T5" style:family="text">
      <style:text-properties fo:font-weight="normal" officeooo:rsid="001f54e8" style:font-weight-asian="normal" style:font-weight-complex="normal"/>
    </style:style>
    <style:style style:name="T6" style:family="text">
      <style:text-properties officeooo:rsid="001f54e8"/>
    </style:style>
    <style:style style:name="T7" style:family="text">
      <style:text-properties officeooo:rsid="001fcb9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Liste des graphes potentiels pour la </text:p>
      <text:p text:style-name="P3">datavisualisation du projet BOOKING</text:p>
      <text:p text:style-name="P3"/>
      <text:p text:style-name="P3"/>
      <text:p text:style-name="P3"/>
      <text:p text:style-name="P1">Partie User : </text:p>
      <text:p text:style-name="P1"><text:tab/></text:p>
      <text:p text:style-name="P4"><text:span text:style-name="T4">- Courbe/Histogramme du nombre de réservations sur l</text:span><text:span text:style-name="T5">es </text:span><text:span text:style-name="T4">année</text:span><text:span text:style-name="T5">s</text:span><text:span text:style-name="T4"> </text:span><text:span text:style-name="T5">(ex : 2018, 2019, 2020)</text:span><text:span text:style-name="T4">.</text:span></text:p>
      <text:p text:style-name="P5">- <text:s text:c="3"/>‘’ <text:s text:c="15"/>‘’ <text:s text:c="11"/>du nombre de réservations par mois sur l’année pour <text:s/>l’utilisateur.</text:p>
      <text:p text:style-name="P5">- Camembert des mois de l’année les plus réserver.</text:p>
      <text:p text:style-name="P5">- Camembert des mois de l’année les plus réserver pour l’utilisateur.</text:p>
      <text:p text:style-name="P5">- Courbe/Histogramme des horaires les plus réserver par mois de l’année.</text:p>
      <text:p text:style-name="P5">- Histogramme des salles les plus réservés par mois de l’année.</text:p>
      <text:p text:style-name="P6"><text:span text:style-name="T1">- Histogramme des salles les </text:span><text:span text:style-name="T6">plus réservés de l’année</text:span></text:p>
      <text:p text:style-name="P6">- <text:span text:style-name="T6">Camembert du %age (et nombre) de réservation selon le matin ou l’après-midi</text:span></text:p>
      <text:p text:style-name="P6">- <text:span text:style-name="T6">Camembert du%age (et nombre) de réservation par temps réserver (1h, 2h, 3h, 4h)</text:span></text:p>
      <text:p text:style-name="P6">- <text:span text:style-name="T6">Camembert du%age (et nombre) de réservation par temps réserver selon le matin et l’après-midi</text:span></text:p>
      <text:p text:style-name="P6">- <text:span text:style-name="T6">Camembert du%age (et nombre) de réservation </text:span></text:p>
      <text:p text:style-name="P5">- <text:span text:style-name="T7">Histogramme des jours de la semaine les plus réserver en nombre (et %age)</text:span></text:p>
      <text:p text:style-name="P5">- </text:p>
      <text:p text:style-name="P1"/>
      <text:p text:style-name="P1"/>
      <text:p text:style-name="P1">Partie Admin :</text:p>
      <text:p text:style-name="P1"/>
      <text:p text:style-name="P2"><text:span text:style-name="T2">-%a</text:span><text:span text:style-name="T3">ge et nombre de réservation par rôles (admin/user) sur les années</text:span></text:p>
      <text:p text:style-name="P2"><text:span text:style-name="T3">- </text:span><text:span text:style-name="T2">%a</text:span><text:span text:style-name="T3">ge et nombre de réservation par rôles (admin/user) par mois sur l’année</text:span></text:p>
      <text:p text:style-name="P8">-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01-08T15:36:39.982459729</meta:creation-date>
    <dc:date>2021-01-08T16:08:37.233465463</dc:date>
    <meta:editing-duration>PT11M25S</meta:editing-duration>
    <meta:editing-cycles>2</meta:editing-cycles>
    <meta:generator>LibreOffice/7.0.2.2$Linux_X86_64 LibreOffice_project/3a01483fc371ab18cfca4bab0d636937da5eaf70</meta:generator>
    <meta:document-statistic meta:table-count="0" meta:image-count="0" meta:object-count="0" meta:page-count="1" meta:paragraph-count="21" meta:word-count="183" meta:character-count="1119" meta:non-whitespace-character-count="920"/>
  </office:meta>
</office:document-meta>
</file>